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3d200" draw:fill-color="#fffbcc" draw:textarea-horizontal-align="justify" draw:textarea-vertical-align="middle" draw:auto-grow-height="false" fo:min-height="1.782cm" fo:min-width="3.564cm"/>
    </style:style>
    <style:style style:name="gr2" style:family="graphic" style:parent-style-name="standard">
      <style:graphic-properties svg:stroke-color="#396eb3" draw:fill="none" draw:textarea-horizontal-align="justify" draw:textarea-vertical-align="middle" draw:auto-grow-height="false" fo:min-height="5.597cm" fo:min-width="17.076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3.947cm"/>
    </style:style>
    <style:style style:name="gr4" style:family="graphic" style:parent-style-name="standard">
      <style:graphic-properties svg:stroke-color="#396eb3" draw:fill-color="#77a5d9" draw:textarea-horizontal-align="justify" draw:textarea-vertical-align="middle" draw:auto-grow-height="false" fo:min-height="1.782cm" fo:min-width="2.548cm"/>
    </style:style>
    <style:style style:name="gr5" style:family="graphic" style:parent-style-name="standard">
      <style:graphic-properties svg:stroke-color="#f04e4d" draw:fill-color="#f7a19a" draw:textarea-horizontal-align="justify" draw:textarea-vertical-align="middle" draw:auto-grow-height="false" fo:min-height="1.782cm" fo:min-width="4.262cm"/>
    </style:style>
    <style:style style:name="gr6" style:family="graphic" style:parent-style-name="standard">
      <style:graphic-properties svg:stroke-color="#396eb3" draw:fill-color="#77a6d9" draw:textarea-horizontal-align="justify" draw:textarea-vertical-align="middle" draw:auto-grow-height="false" fo:min-height="0.639cm" fo:min-width="3.0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48cm"/>
    </style:style>
    <style:style style:name="gr8" style:family="graphic" style:parent-style-name="standard">
      <style:graphic-properties svg:stroke-color="#f04e4d" draw:fill-color="#f7a19a" draw:textarea-horizontal-align="justify" draw:textarea-vertical-align="middle" draw:auto-grow-height="false" fo:min-height="0.067cm" fo:min-width="1.0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4.125cm"/>
    </style:style>
    <style:style style:name="gr10" style:family="graphic" style:parent-style-name="standard">
      <style:graphic-properties svg:stroke-color="#396eb3" draw:fill-color="#77a5d9" draw:textarea-horizontal-align="justify" draw:textarea-vertical-align="middle" draw:auto-grow-height="false" fo:min-height="0.067cm" fo:min-width="1.065cm"/>
    </style:style>
    <style:style style:name="gr11" style:family="graphic" style:parent-style-name="standard">
      <style:graphic-properties svg:stroke-color="#396eb3" draw:fill-color="#77a5d9" draw:textarea-horizontal-align="justify" draw:textarea-vertical-align="middle" draw:auto-grow-height="false" fo:min-height="0.085cm" fo:min-width="0cm"/>
    </style:style>
    <style:style style:name="gr12" style:family="graphic" style:parent-style-name="standard">
      <style:graphic-properties svg:stroke-color="#396eb3" draw:fill-color="#77a6d9" draw:textarea-horizontal-align="justify" draw:textarea-vertical-align="middle" draw:auto-grow-height="false" fo:min-height="0.067cm" fo:min-width="1.065cm"/>
    </style:style>
    <style:style style:name="gr13" style:family="graphic" style:parent-style-name="standard">
      <style:graphic-properties svg:stroke-color="#e3d200" draw:fill-color="#fffbcc" draw:textarea-horizontal-align="justify" draw:textarea-vertical-align="middle" draw:auto-grow-height="false" fo:min-height="0.067cm" fo:min-width="1.0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6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8.6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4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-color="#77a5d9"/>
      <style:paragraph-properties fo:text-align="center"/>
    </style:style>
    <style:style style:name="P6" style:family="paragraph">
      <loext:graphic-properties draw:fill-color="#f7a19a"/>
      <style:paragraph-properties fo:text-align="center"/>
    </style:style>
    <style:style style:name="P7" style:family="paragraph">
      <loext:graphic-properties draw:fill-color="#77a6d9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4.064cm" svg:height="2.032cm" svg:x="1.685cm" svg:y="0.587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032cm" svg:x="1.666cm" svg:y="5.424cm">
          <text:p text:style-name="P1">Presentation<text:line-break/>Engin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208cm" svg:height="6.479cm" svg:x="0.796cm" svg:y="4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447cm" svg:height="0.962cm" svg:x="13.216cm" svg:y="4.154cm">
          <draw:text-box>
            <text:p>Graphics card</text:p>
          </draw:text-box>
        </draw:frame>
        <draw:custom-shape draw:style-name="gr4" draw:text-style-name="P5" draw:layer="layout" svg:width="3.048cm" svg:height="2.032cm" svg:x="8.035cm" svg:y="5.424cm">
          <text:p text:style-name="P1">Front<text:line-break/>Buff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8cm" svg:height="2.032cm" svg:x="8.035cm" svg:y="8.091cm">
          <text:p text:style-name="P1">Back<text:line-break/>Buff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62cm" svg:height="2.032cm" svg:x="13.353cm" svg:y="8.091cm">
          <text:p text:style-name="P1">Graphics and<text:line-break/>Compute Array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56cm" svg:height="0.889cm" svg:x="14.069cm" svg:y="12.428cm">
          <text:p text:style-name="P1">Vulkan API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148cm" svg:height="1.039cm" svg:x="5.749cm" svg:y="1.158cm">
          <draw:text-box>
            <text:p><text:span text:style-name="T1">FullHD = ~2MPix</text:span><text:span text:style-name="T1"><text:line-break/></text:span><text:span text:style-name="T1">4K = ~8MPix</text:span></text:p>
          </draw:text-box>
        </draw:frame>
        <draw:custom-shape draw:style-name="gr8" draw:text-style-name="P6" draw:layer="layout" svg:width="1.778cm" svg:height="0.735cm" svg:x="11.337cm" svg:y="8.826cm">
          <text:p/>
          <draw:enhanced-geometry svg:viewBox="0 0 21600 21600" draw:text-areas="?f7 ?f0 21600 ?f2" draw:type="left-arrow" draw:modifiers="6022.25969645868 6138.053097345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4.625cm" svg:height="1.827cm" svg:x="3.871cm" svg:y="2.892cm">
          <draw:text-box>
            <text:p><text:span text:style-name="T1">Refresh rate (typical): 60/s</text:span></text:p>
            <text:p><text:span text:style-name="T1">Color bits (typical): 24</text:span><text:span text:style-name="T1"><text:line-break/></text:span><text:span text:style-name="T1">FullHD = ~360MiB/s</text:span><text:span text:style-name="T1"><text:line-break/></text:span><text:span text:style-name="T1">4K = ~1.4GiB/s</text:span></text:p>
          </draw:text-box>
        </draw:frame>
        <draw:custom-shape draw:style-name="gr10" draw:text-style-name="P5" draw:layer="layout" svg:width="1.778cm" svg:height="0.735cm" svg:x="6.003cm" svg:y="6.086cm">
          <text:p/>
          <draw:enhanced-geometry svg:viewBox="0 0 21600 21600" draw:text-areas="?f7 ?f0 21600 ?f2" draw:type="left-arrow" draw:modifiers="6022.25969645868 6138.053097345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35cm" svg:height="0.381cm" svg:x="9.305cm" svg:y="7.58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778cm" svg:height="0.735cm" draw:transform="rotate (-1.5707963267949) translate (16.098cm 10.452cm)">
          <text:p/>
          <draw:enhanced-geometry svg:viewBox="0 0 21600 21600" draw:text-areas="?f7 ?f0 21600 ?f2" draw:type="left-arrow" draw:modifiers="6022.25969645868 6138.053097345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.778cm" svg:height="0.735cm" draw:transform="rotate (-1.5707963267949) translate (3.971cm 3.019cm)">
          <text:p/>
          <draw:enhanced-geometry svg:viewBox="0 0 21600 21600" draw:text-areas="?f7 ?f0 21600 ?f2" draw:type="left-arrow" draw:modifiers="6022.25969645868 6138.053097345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8" draw:layer="layout" svg:width="2.648cm" svg:height="1.039cm" svg:x="11.083cm" svg:y="9.688cm">
          <draw:text-box>
            <text:p><text:span text:style-name="T1">Bandwidth:</text:span><text:span text:style-name="T1"><text:line-break/></text:span><text:span text:style-name="T1">20-1000GiB/s</text:span></text:p>
          </draw:text-box>
        </draw:frame>
        <draw:frame draw:style-name="gr15" draw:text-style-name="P8" draw:layer="layout" svg:width="4.177cm" svg:height="1.039cm" svg:x="15.847cm" svg:y="11.204cm">
          <draw:text-box>
            <text:p><text:span text:style-name="T1">PCIe 4.0 x16: ~31GiB/s</text:span></text:p>
            <text:p><text:span text:style-name="T1">PCIe 5.0 x16: ~63GiB/s</text:span></text:p>
          </draw:text-box>
        </draw:frame>
      </draw:page>
      <draw:page draw:name="page2" draw:style-name="dp1" draw:master-page-name="Výchozí">
        <draw:frame draw:style-name="gr16" draw:text-style-name="P9" draw:layer="layout" svg:width="9.197cm" svg:height="3.569cm" svg:x="0.648cm" svg:y="8.78cm">
          <draw:text-box>
            <text:p><text:span text:style-name="T2">Refresh rate: 60 (30..144)</text:span><text:span text:style-name="T2"><text:line-break/></text:span><text:span text:style-name="T2">Color bits: 24 (18-48)</text:span><text:span text:style-name="T2"><text:line-break/></text:span><text:span text:style-name="T2">FullHD = ~360MiB/s</text:span><text:span text:style-name="T2"><text:line-break/></text:span><text:span text:style-name="T2">4K = ~1.4GiB/s</text:span><text:span text:style-name="T2"><text:line-break/></text:span><text:span text:style-name="T2">DP (1.0-2.0): ~8.6..77Gbit/s (1..9GiB/s)</text:span><text:span text:style-name="T2"><text:line-break/></text:span><text:span text:style-name="T2">DP Reduced (1.0-1.2): ~1.3 (150MiB/s)</text:span></text:p>
            <text:p><text:span text:style-name="T2">HDMI (1.0-2.1): ~3.9-42Gbit/s (0.46..4.9GiB/s)</text:span></text:p>
          </draw:text-box>
        </draw:frame>
        <draw:frame draw:style-name="gr17" draw:text-style-name="P9" draw:layer="layout" svg:width="6.289cm" svg:height="1.673cm" svg:x="9.797cm" svg:y="9.242cm">
          <draw:text-box>
            <text:p><text:span text:style-name="T2">Throughput:</text:span></text:p>
            <text:p><text:span text:style-name="T2">Discrete today: 100-1000GiB/s</text:span></text:p>
            <text:p><text:span text:style-name="T2">Integrated: 20-80GiB/s</text:span></text:p>
          </draw:text-box>
        </draw:frame>
        <draw:frame draw:style-name="gr18" draw:text-style-name="P9" draw:layer="layout" svg:width="5.214cm" svg:height="1.673cm" svg:x="15.098cm" svg:y="10.443cm">
          <draw:text-box>
            <text:p><text:span text:style-name="T2">Throughput:</text:span></text:p>
            <text:p><text:span text:style-name="T2">PCIe today: ~15-60GiB/s</text:span></text:p>
            <text:p><text:span text:style-name="T2">Integrated: 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21T08:31:28.714011277</meta:creation-date>
    <dc:date>2022-08-22T15:46:55.143916534</dc:date>
    <meta:editing-duration>PT6H6M46S</meta:editing-duration>
    <meta:editing-cycles>4</meta:editing-cycles>
    <meta:generator>LibreOffice/6.0.7.3$Linux_X86_64 LibreOffice_project/00m0$Build-3</meta:generator>
    <meta:document-statistic meta:object-count="20"/>
  </office:meta>
</office:document-meta>
</file>